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2083in" style:contextual-spacing="false" fo:text-align="center" style:justify-single-word="false" fo:text-indent="0in" style:auto-text-indent="false"/>
    </style:style>
    <style:style style:name="P2" style:family="paragraph" style:parent-style-name="Heading_20_1">
      <style:text-properties officeooo:rsid="001e59cf" officeooo:paragraph-rsid="001e59cf"/>
    </style:style>
    <style:style style:name="P3" style:family="paragraph" style:parent-style-name="Text_20_body">
      <style:text-properties officeooo:rsid="001e59cf" officeooo:paragraph-rsid="001e59cf"/>
    </style:style>
    <style:style style:name="P4" style:family="paragraph" style:parent-style-name="Text_20_body" style:list-style-name="L1">
      <style:text-properties officeooo:rsid="001e59cf" officeooo:paragraph-rsid="001e59cf"/>
    </style:style>
    <style:style style:name="P5" style:family="paragraph" style:parent-style-name="Text_20_body" style:list-style-name="L2">
      <style:text-properties officeooo:rsid="001e59cf" officeooo:paragraph-rsid="001e59c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bject Detection using YOLOv5 OpenCV DNN in C++ and Python</text:h>
      <text:h text:style-name="P2" text:outline-level="1">Preprocessing</text:h>
      <text:p text:style-name="P3">Preprocessing is done, to convert data to same data points on which the deep learning model is trained on. If we don’t do it the inference would give us wrong predictions.</text:p>
      <text:list text:style-name="L1">
        <text:list-item>
          <text:p text:style-name="P4">Normilization: scale by const. (incase of yolo.</text:p>
        </text:list-item>
        <text:list-item>
          <text:p text:style-name="P4">Reshaping : NxWxH (in case of yolo).</text:p>
        </text:list-item>
      </text:list>
      <text:h text:style-name="P2" text:outline-level="1">Post- Processing</text:h>
      <text:p text:style-name="P3">Post-processing is done to bring meaning to the predicted output. In case of yolo, we get 1x85 nd.array on the output. We pass this data to a post-processing function which draws for us bounding boxes on the input image (in case of object detection).</text:p>
      <text:p text:style-name="P3">In case of yolo the steps are:</text:p>
      <text:list text:style-name="L2">
        <text:list-item>
          <text:p text:style-name="P5">thresholding predictions bases on Confidence and Score of Classes</text:p>
        </text:list-item>
        <text:list-item>
          <text:p text:style-name="P5">NMS to remove overlaping bounding boxes</text:p>
        </text:list-item>
        <text:list-item>
          <text:p text:style-name="P5">Drawing the bounding boxes</text:p>
        </text:list-item>
        <text:list-item>
          <text:p text:style-name="P5">Drawing the labels on upper left corner of the bboxes.</text:p>
          <text:p text:style-name="P5"><text:s/></text:p>
        </text:list-item>
      </text:list>
      <text:p text:style-name="P3"/>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7:37:16.624352548</meta:creation-date>
    <dc:date>2023-10-23T17:53:14.562913539</dc:date>
    <meta:editing-duration>PT16M</meta:editing-duration>
    <meta:editing-cycles>1</meta:editing-cycles>
    <meta:document-statistic meta:table-count="0" meta:image-count="0" meta:object-count="0" meta:page-count="1" meta:paragraph-count="13" meta:word-count="145" meta:character-count="813" meta:non-whitespace-character-count="686"/>
    <meta:generator>LibreOffice/7.6.2.1$Linux_X86_64 LibreOffice_project/9d0b4c0791fc17bc4181a67fd90c5aaed576d1c0</meta:generator>
  </office:meta>
</office:document-meta>
</file>